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 draw:fit-to-size="false"/>
    </style:style>
    <style:style style:name="gr3" style:family="graphic" style:parent-style-name="standard">
      <style:graphic-properties draw:marker-end="Fin_20_de_20_línea_20_2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0.4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02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/>
    </style:style>
    <style:style style:name="gr10" style:family="graphic" style:parent-style-name="objectwithoutfill">
      <style:graphic-properties draw:fill="none"/>
    </style:style>
    <style:style style:name="P1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/>
    </style:style>
    <style:style style:name="P2" style:family="paragraph">
      <style:paragraph-properties fo:text-align="center"/>
      <style:text-properties fo:font-family="Times" style:font-style-name="Regular" style:font-family-generic="roman" fo:font-size="8pt" fo:letter-spacing="0.071cm" fo:font-style="normal" fo:font-weight="normal" style:font-size-asian="8pt" style:font-size-complex="8pt"/>
    </style:style>
    <style:style style:name="P3" style:family="paragraph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P4" style:family="paragraph">
      <style:paragraph-properties fo:text-align="center"/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5" style:family="paragraph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1" style:family="text">
      <style:text-properties fo:font-family="Times" style:font-style-name="Regular" style:font-family-generic="roman" fo:font-size="9pt" fo:letter-spacing="0.071cm" fo:font-style="normal" fo:font-weight="normal" style:font-size-asian="9pt" style:font-size-complex="9pt"/>
    </style:style>
    <style:style style:name="T2" style:family="text">
      <style:text-properties fo:font-family="Times" style:font-style-name="Regular" style:font-family-generic="roman" fo:font-size="10pt" fo:letter-spacing="0.071cm" fo:font-style="normal" fo:font-weight="normal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cm" svg:height="0.2cm" svg:x="4.9cm" svg:y="4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cm" svg:height="0.2cm" svg:x="4.9cm" svg:y="10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xml:id="id3" draw:id="id3" draw:layer="layout" svg:width="2.018cm" svg:height="1.27cm" svg:x="8cm" svg:y="4.37cm">
          <text:p/>
        </draw:ellipse>
        <draw:line draw:style-name="gr3" draw:text-style-name="P1" draw:layer="layout" svg:x1="17.5cm" svg:y1="5cm" svg:x2="18cm" svg:y2="5cm">
          <text:p/>
        </draw:line>
        <draw:ellipse draw:style-name="gr4" draw:text-style-name="P2" xml:id="id8" draw:id="id8" draw:layer="layout" svg:width="2cm" svg:height="1.27cm" svg:x="8cm" svg:y="10.382cm">
          <text:p/>
        </draw:ellipse>
        <draw:ellipse draw:style-name="gr2" draw:text-style-name="P2" xml:id="id4" draw:id="id4" draw:layer="layout" svg:width="2.034cm" svg:height="1.27cm" svg:x="13.1cm" svg:y="4.364cm">
          <text:p/>
        </draw:ellipse>
        <draw:ellipse draw:style-name="gr2" draw:text-style-name="P2" xml:id="id7" draw:id="id7" draw:layer="layout" svg:width="1.916cm" svg:height="1.27cm" svg:x="13.1cm" svg:y="10.382cm">
          <text:p/>
        </draw:ellipse>
        <draw:frame draw:style-name="gr5" draw:text-style-name="P3" draw:layer="layout" svg:width="1.792cm" svg:height="0.858cm" svg:x="3.244cm" svg:y="7.574cm">
          <draw:text-box>
            <text:p><text:span text:style-name="T1">inputs </text:span></text:p>
          </draw:text-box>
        </draw:frame>
        <draw:frame draw:style-name="gr6" draw:text-style-name="P3" draw:layer="layout" svg:width="1.872cm" svg:height="0.611cm" svg:x="18.169cm" svg:y="7.663cm">
          <draw:text-box>
            <text:p><text:span text:style-name="T1">outputs</text:span></text:p>
          </draw:text-box>
        </draw:frame>
        <draw:line draw:name="aaa" draw:style-name="gr7" draw:text-style-name="P4" draw:layer="layout" svg:x1="9.016cm" svg:y1="3.888cm" svg:x2="9.016cm" svg:y2="4.388cm">
          <text:p/>
        </draw:line>
        <draw:line draw:style-name="gr7" draw:text-style-name="P1" draw:layer="layout" svg:x1="9cm" svg:y1="9.9cm" svg:x2="9cm" svg:y2="10.4cm">
          <text:p/>
        </draw:line>
        <draw:line draw:style-name="gr7" draw:text-style-name="P1" draw:layer="layout" svg:x1="14.1cm" svg:y1="3.864cm" svg:x2="14.1cm" svg:y2="4.364cm">
          <text:p/>
        </draw:line>
        <draw:line draw:style-name="gr7" draw:text-style-name="P1" draw:layer="layout" svg:x1="14.1cm" svg:y1="9.882cm" svg:x2="14.1cm" svg:y2="10.382cm">
          <text:p/>
        </draw:line>
        <draw:frame draw:style-name="gr8" draw:text-style-name="P5" draw:layer="layout" svg:width="0.621cm" svg:height="2.241cm" svg:x="4.7cm" svg:y="6.912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8.701cm" svg:y="6.89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connector draw:style-name="standard" draw:text-style-name="P6" draw:layer="layout" draw:type="line" svg:x1="5.1cm" svg:y1="5cm" svg:x2="5.499cm" svg:y2="4.991cm" draw:start-shape="id1" draw:start-glue-point="10" draw:end-shape="id2" draw:end-glue-point="3" svg:d="m5100 5000 399-9">
          <text:p/>
        </draw:connector>
        <draw:connector draw:style-name="gr9" draw:text-style-name="P6" draw:layer="layout" draw:type="line" svg:x1="10.018cm" svg:y1="5.005cm" svg:x2="13.1cm" svg:y2="4.999cm" draw:start-shape="id3" draw:start-glue-point="1" draw:end-shape="id4" draw:end-glue-point="3" svg:d="m10018 5005 3082-6">
          <text:p/>
        </draw:connector>
        <draw:connector draw:style-name="standard" draw:text-style-name="P6" draw:layer="layout" draw:type="line" svg:x1="5.1cm" svg:y1="11.011cm" svg:x2="5.499cm" svg:y2="11.016cm" draw:start-shape="id5" draw:start-glue-point="10" draw:end-shape="id6" draw:end-glue-point="3" svg:d="m5100 11011 399 5">
          <text:p/>
        </draw:connector>
        <draw:connector draw:style-name="gr9" draw:text-style-name="P6" draw:layer="layout" draw:type="line" svg:x1="13.1cm" svg:y1="11.017cm" svg:x2="10cm" svg:y2="11.017cm" draw:start-shape="id7" draw:start-glue-point="3" draw:end-shape="id8" draw:end-glue-point="1" svg:d="m13100 11017h-3100">
          <text:p/>
        </draw:connector>
        <draw:connector draw:style-name="standard" draw:text-style-name="P6" draw:layer="layout" draw:type="line" svg:x1="7cm" svg:y1="11.016cm" svg:x2="8cm" svg:y2="5.005cm" draw:start-shape="id6" draw:start-glue-point="1" draw:end-shape="id3" draw:end-glue-point="3" svg:d="m7000 11016 1000-6011">
          <text:p/>
        </draw:connector>
        <draw:connector draw:style-name="standard" draw:text-style-name="P6" draw:layer="layout" draw:type="line" svg:x1="8cm" svg:y1="11.017cm" svg:x2="7cm" svg:y2="4.991cm" draw:start-shape="id8" draw:start-glue-point="3" draw:end-shape="id2" draw:end-glue-point="1" svg:d="m8000 11017-1000-6026">
          <text:p/>
        </draw:connector>
        <draw:connector draw:style-name="gr9" draw:text-style-name="P6" draw:layer="layout" draw:type="line" svg:x1="10cm" svg:y1="11.017cm" svg:x2="13.1cm" svg:y2="4.999cm" draw:start-shape="id8" draw:start-glue-point="1" draw:end-shape="id4" draw:end-glue-point="3" svg:d="m10000 11017 3100-6018">
          <text:p/>
        </draw:connector>
        <draw:connector draw:style-name="gr9" draw:text-style-name="P6" draw:layer="layout" draw:type="line" svg:x1="10.018cm" svg:y1="5.005cm" svg:x2="13.1cm" svg:y2="11.017cm" draw:start-shape="id3" draw:start-glue-point="1" draw:end-shape="id7" draw:end-glue-point="3" svg:d="m10018 5005 3082 6012">
          <text:p/>
        </draw:connector>
        <draw:frame draw:style-name="gr6" draw:text-style-name="P3" draw:layer="layout" svg:width="4.661cm" svg:height="0.611cm" svg:x="9.102cm" svg:y="12.037cm">
          <draw:text-box>
            <text:p><text:span text:style-name="T1">multilayer perceptron</text:span></text:p>
          </draw:text-box>
        </draw:frame>
        <draw:frame draw:style-name="gr6" draw:text-style-name="P3" draw:layer="layout" svg:width="2.525cm" svg:height="0.611cm" svg:x="10.302cm" svg:y="7.738cm">
          <draw:text-box>
            <text:p><text:span text:style-name="T1">parameters</text:span></text:p>
          </draw:text-box>
        </draw:frame>
        <draw:ellipse draw:style-name="gr4" draw:text-style-name="P2" xml:id="id6" draw:id="id6" draw:layer="layout" svg:width="1.501cm" svg:height="1.27cm" svg:x="5.499cm" svg:y="10.381cm">
          <text:p/>
        </draw:ellipse>
        <draw:ellipse draw:style-name="gr4" draw:text-style-name="P2" xml:id="id2" draw:id="id2" draw:layer="layout" svg:width="1.501cm" svg:height="1.27cm" svg:x="5.499cm" svg:y="4.356cm">
          <text:p/>
        </draw:ellipse>
        <draw:ellipse draw:style-name="gr4" draw:text-style-name="P2" xml:id="id9" draw:id="id9" draw:layer="layout" svg:width="1.501cm" svg:height="1.27cm" svg:x="15.999cm" svg:y="4.355cm">
          <text:p/>
        </draw:ellipse>
        <draw:ellipse draw:style-name="gr4" draw:text-style-name="P2" xml:id="id10" draw:id="id10" draw:layer="layout" svg:width="1.501cm" svg:height="1.27cm" svg:x="15.999cm" svg:y="10.378cm">
          <text:p/>
        </draw:ellipse>
        <draw:line draw:style-name="gr3" draw:text-style-name="P1" draw:layer="layout" svg:x1="17.517cm" svg:y1="10.981cm" svg:x2="18.017cm" svg:y2="10.981cm">
          <text:p/>
        </draw:line>
        <draw:connector draw:style-name="gr10" draw:text-style-name="P6" draw:layer="layout" draw:type="line" svg:x1="7cm" svg:y1="4.991cm" svg:x2="8cm" svg:y2="5.005cm" draw:start-shape="id2" draw:start-glue-point="1" draw:end-shape="id3" draw:end-glue-point="3" svg:d="m7000 4991 1000 14">
          <text:p/>
        </draw:connector>
        <draw:connector draw:style-name="gr10" draw:text-style-name="P6" draw:layer="layout" draw:type="line" svg:x1="7cm" svg:y1="11.016cm" svg:x2="8cm" svg:y2="11.017cm" draw:start-shape="id6" draw:start-glue-point="1" draw:end-shape="id8" draw:end-glue-point="3" svg:d="m7000 11016 1000 1">
          <text:p/>
        </draw:connector>
        <draw:connector draw:style-name="gr10" draw:text-style-name="P6" draw:layer="layout" draw:type="line" svg:x1="15.134cm" svg:y1="4.999cm" svg:x2="15.999cm" svg:y2="4.99cm" draw:start-shape="id4" draw:start-glue-point="1" draw:end-shape="id9" draw:end-glue-point="3" svg:d="m15134 4999 865-9">
          <text:p/>
        </draw:connector>
        <draw:connector draw:style-name="gr10" draw:text-style-name="P6" draw:layer="layout" draw:type="line" svg:x1="15.016cm" svg:y1="11.017cm" svg:x2="15.999cm" svg:y2="11.013cm" draw:start-shape="id7" draw:start-glue-point="1" draw:end-shape="id10" draw:end-glue-point="3" svg:d="m15016 11017 983-4">
          <text:p/>
        </draw:connector>
        <draw:frame draw:style-name="gr6" draw:text-style-name="P3" draw:layer="layout" svg:width="2.958cm" svg:height="0.611cm" svg:x="4.803cm" svg:y="12.038cm">
          <draw:text-box>
            <text:p><text:span text:style-name="T1">scaling layer</text:span></text:p>
          </draw:text-box>
        </draw:frame>
        <draw:frame draw:style-name="gr6" draw:text-style-name="P3" draw:layer="layout" svg:width="4.083cm" svg:height="0.611cm" svg:x="14.803cm" svg:y="12.039cm">
          <draw:text-box>
            <text:p><text:span text:style-name="T1">probabilistic layer</text:span></text:p>
          </draw:text-box>
        </draw:frame>
        <draw:frame draw:style-name="gr6" draw:text-style-name="P7" draw:layer="layout" svg:width="2.233cm" svg:height="0.971cm" svg:x="5.255cm" svg:y="7.559cm">
          <draw:text-box>
            <text:p text:style-name="P6"><text:span text:style-name="T1">inputs </text:span></text:p>
            <text:p text:style-name="P6"><text:span text:style-name="T1">statistics</text:span></text:p>
          </draw:text-box>
        </draw:frame>
        <draw:frame draw:style-name="gr8" draw:text-style-name="P5" draw:layer="layout" svg:width="0.621cm" svg:height="2.241cm" svg:x="13.702cm" svg:y="6.891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  <draw:frame draw:style-name="gr8" draw:text-style-name="P5" draw:layer="layout" svg:width="0.621cm" svg:height="2.241cm" svg:x="16.703cm" svg:y="6.892cm">
          <draw:text-box>
            <text:p><text:span text:style-name="T2">·</text:span></text:p>
            <text:p><text:span text:style-name="T2"/></text:p>
            <text:p><text:span text:style-name="T2">·</text:span></text:p>
            <text:p><text:span text:style-name="T2"/></text:p>
            <text:p><text:span text:style-name="T2">·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measure-align="inside" draw:measure-vertical-align="center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7H12M19S</meta:editing-duration>
    <meta:editing-cycles>30</meta:editing-cycles>
    <meta:generator>OpenOffice.org/3.4$Win32 OpenOffice.org_project/340m1$Build-9590</meta:generator>
    <dc:date>2012-07-02T15:18:26.70</dc:date>
    <meta:document-statistic meta:object-count="39"/>
  </office:meta>
</office:document-meta>
</file>